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2A74612D12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6.4813in" table:align="left" style:writing-mode="lr-tb"/>
    </style:style>
    <style:style style:name="ACTIVIDADES.A" style:family="table-column">
      <style:table-column-properties style:column-width="1.3167in"/>
    </style:style>
    <style:style style:name="ACTIVIDADES.B" style:family="table-column">
      <style:table-column-properties style:column-width="0.9306in"/>
    </style:style>
    <style:style style:name="ACTIVIDADES.C" style:family="table-column">
      <style:table-column-properties style:column-width="2.3764in"/>
    </style:style>
    <style:style style:name="ACTIVIDADES.D" style:family="table-column">
      <style:table-column-properties style:column-width="1.1882in"/>
    </style:style>
    <style:style style:name="ACTIVIDADES.E" style:family="table-column">
      <style:table-column-properties style:column-width="0.6694in"/>
    </style:style>
    <style:style style:name="ACTIVIDADES.A1" style:family="table-cell">
      <style:table-cell-properties style:vertical-align="middle" fo:padding="0in" fo:border="none"/>
    </style:style>
    <style:style style:name="ACTIVIDADES.2" style:family="table-row">
      <style:table-row-properties fo:background-color="#f9f9f9">
        <style:background-image/>
      </style:table-row-properties>
    </style:style>
    <style:style style:name="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P3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7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1043in" loext:contextual-spacing="false" style:line-height-at-least="0.1874in" fo:widows="1" fo:text-indent="0in" style:auto-text-indent="false"/>
      <style:text-properties fo:font-variant="normal" fo:text-transform="none" fo:color="#333333" style:font-name="verdana" fo:font-size="9.75pt" fo:letter-spacing="normal" fo:font-style="normal" fo:font-weight="normal" officeooo:rsid="001db00e"/>
    </style:style>
    <style:style style:name="P9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0d0f3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49d2f"/>
    </style:style>
    <style:style style:name="P11" style:family="paragraph" style:parent-style-name="Table_20_Heading">
      <style:paragraph-properties fo:line-height="142%" fo:text-align="start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line-height="142%" fo:text-align="start" style:justify-single-word="false"/>
      <style:text-properties fo:font-size="8pt" officeooo:rsid="00202bd4" officeooo:paragraph-rsid="00202bd4" style:font-size-asian="8pt" style:font-size-complex="8pt"/>
    </style:style>
    <style:style style:name="P13" style:family="paragraph" style:parent-style-name="Table_20_Heading">
      <style:paragraph-properties fo:line-height="142%" fo:text-align="start" style:justify-single-word="false"/>
      <style:text-properties fo:font-size="8pt" officeooo:rsid="0027d76f" officeooo:paragraph-rsid="0027d76f" style:font-size-asian="8pt" style:font-size-complex="8pt"/>
    </style:style>
    <style:style style:name="P14" style:family="paragraph" style:parent-style-name="Table_20_Contents">
      <style:paragraph-properties fo:line-height="142%"/>
      <style:text-properties style:font-name="verdana" fo:font-size="8pt" officeooo:rsid="00202bd4" style:font-size-asian="8pt" style:font-size-complex="8pt"/>
    </style:style>
    <style:style style:name="P15" style:family="paragraph" style:parent-style-name="Table_20_Contents">
      <style:paragraph-properties fo:line-height="142%"/>
      <style:text-properties style:font-name="verdana" fo:font-size="8pt" officeooo:rsid="00202bd4" officeooo:paragraph-rsid="00202bd4" style:font-size-asian="8pt" style:font-size-complex="8pt"/>
    </style:style>
    <style:style style:name="P16" style:family="paragraph" style:parent-style-name="Table_20_Contents">
      <style:paragraph-properties fo:line-height="142%"/>
      <style:text-properties style:font-name="verdana" fo:font-size="8pt" officeooo:rsid="0027d76f" officeooo:paragraph-rsid="0027d76f" style:font-size-asian="8pt" style:font-size-complex="8pt"/>
    </style:style>
    <style:style style:name="P17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49d2f"/>
    </style:style>
    <style:style style:name="P18" style:family="paragraph" style:parent-style-name="Heading_20_2" style:master-page-name="Standard">
      <style:paragraph-properties fo:margin-left="0in" fo:margin-right="0in" fo:margin-top="0.2083in" fo:margin-bottom="0.1043in" loext:contextual-spacing="false" fo:line-height="110%" fo:widows="1" fo:text-indent="0in" style:auto-text-indent="false" style:page-number="auto"/>
      <style:text-properties style:font-name="verdana" fo:font-size="22.5pt"/>
    </style:style>
    <style:style style:name="P19" style:family="paragraph" style:parent-style-name="Header">
      <style:paragraph-properties fo:text-align="center" style:justify-single-word="false"/>
      <style:text-properties style:font-name="Frutiger LT Std 47 Light Cn" fo:font-weight="bold" officeooo:rsid="002983ee" officeooo:paragraph-rsid="0027d76f" style:font-weight-asian="bold" style:font-name-complex="Arial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fo:font-variant="normal" fo:text-transform="none" fo:color="#333333" fo:letter-spacing="normal" fo:font-style="normal" fo:font-weight="bold"/>
    </style:style>
    <style:style style:name="T3" style:family="text">
      <style:text-properties fo:font-variant="normal" fo:text-transform="none" fo:color="#333333" fo:letter-spacing="normal" fo:font-style="normal" fo:font-weight="bold" officeooo:rsid="001db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<text:span text:style-name="T2">Listado de </text:span><text:span text:style-name="T3">[NUMACT]</text:span><text:span text:style-name="T2"> actividades</text:span></text:h>
      <text:p text:style-name="P8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column table:style-name="ACTIVIDADES.D"/>
        <table:table-column table:style-name="ACTIVIDADES.E"/>
        <table:table-header-rows>
          <table:table-row>
            <table:table-cell table:style-name="ACTIVIDADES.A1" office:value-type="string">
              <text:p text:style-name="P11">Nombre</text:p>
            </table:table-cell>
            <table:table-cell table:style-name="ACTIVIDADES.A1" office:value-type="string">
              <text:p text:style-name="P11">Tipo</text:p>
            </table:table-cell>
            <table:table-cell table:style-name="ACTIVIDADES.A1" office:value-type="string">
              <text:p text:style-name="P13">Objetivos</text:p>
            </table:table-cell>
            <table:table-cell table:style-name="ACTIVIDADES.A1" office:value-type="string">
              <text:p text:style-name="P13">Proyecto Financiero</text:p>
            </table:table-cell>
            <table:table-cell table:style-name="ACTIVIDADES.A1" office:value-type="string">
              <text:p text:style-name="P12">Población</text:p>
            </table:table-cell>
          </table:table-row>
        </table:table-header-rows>
        <table:table-row table:style-name="ACTIVIDADES.2">
          <table:table-cell table:style-name="ACTIVIDADES.A1" office:value-type="string">
            <text:p text:style-name="P14">[NOMBREACT]</text:p>
          </table:table-cell>
          <table:table-cell table:style-name="ACTIVIDADES.A1" office:value-type="string">
            <text:p text:style-name="P15">[TIPOACT]</text:p>
          </table:table-cell>
          <table:table-cell table:style-name="ACTIVIDADES.A1" office:value-type="string">
            <text:p text:style-name="P16">[OBJETIVOACT]</text:p>
          </table:table-cell>
          <table:table-cell table:style-name="ACTIVIDADES.A1" office:value-type="string">
            <text:p text:style-name="P16">[PROYECTOACT]</text:p>
          </table:table-cell>
          <table:table-cell table:style-name="ACTIVIDADES.A1" office:value-type="string">
            <text:p text:style-name="P14">[POBACT]</text:p>
          </table:table-cell>
        </table:table-row>
      </table:table>
      <text:h text:style-name="P7" text:outline-level="2"/>
      <text:h text:style-name="P6" text:outline-level="2">Recomendaciones</text:h>
      <text:p text:style-name="P9">[RECOMENDACIONES]</text:p>
      <text:h text:style-name="P6" text:outline-level="2">Avances</text:h>
      <text:p text:style-name="P10">[AVANCES]</text:p>
      <text:h text:style-name="P6" text:outline-level="2">Logros</text:h>
      <text:p text:style-name="P10">[LOGROS]</text:p>
      <text:h text:style-name="P6" text:outline-level="2">Dificultades</text:h>
      <text:p text:style-name="P10">[DIFICULTADE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5.0931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Frutiger LT Std 47 Light Cn" fo:font-weight="bold" officeooo:rsid="002983ee" officeooo:paragraph-rsid="0027d76f" style:font-weight-asian="bold" style:font-name-complex="Arial"/>
    </style:style>
    <style:style style:name="MP4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MP5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rows-spanned="2" office:value-type="string">
              <text:p text:style-name="MP1"><draw:frame draw:style-name="Mfr1" draw:name="Imagen1" text:anchor-type="paragraph" svg:x="0in" svg:y="0.0937in" svg:width="1.2098in" svg:height="0.8209in" draw:z-index="0"><draw:image xlink:href="Pictures/10000000000003E8000002A74612D124.jpg" xlink:type="simple" xlink:show="embed" xlink:actuate="onLoad"/></draw:frame></text:p>
            </table:table-cell>
            <table:table-cell table:style-name="Tabla3.B1" office:value-type="string">
              <text:p text:style-name="MP2"/>
              <text:p text:style-name="MP3">SJR COLOMBIA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Informe de Actividades</text:p>
              <text:p text:style-name="MP4">TÍTULO: [TITULO]</text:p>
              <text:p text:style-name="MP4">FECHA: [FECHA]</text:p>
            </table:table-cell>
          </table:table-row>
        </table:table>
        <text:p text:style-name="MP5"><text:tab/><text:tab/></text:p>
        <text:p text:style-name="MP6"><text:span text:style-name="MT1">Página </text:span><text:span text:style-name="Page_20_Number"><text:span text:style-name="MT1"><text:page-number text:select-page="current">1</text:page-number></text:span></text:span><text:span text:style-name="MT1"> de </text:span><text:span text:style-name="Page_20_Number"><text:span text:style-name="MT1"><text:page-count style:num-format="1">1</text:page-count></text:span></text:span></text:p>
        <text:p text:style-name="MP6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3-09T12:52:22.700319124</dc:date>
    <meta:print-date>2009-05-05T09:06:00</meta:print-date>
    <meta:editing-cycles>21</meta:editing-cycles>
    <meta:editing-duration>PT3H25M26S</meta:editing-duration>
    <meta:generator>LibreOffice/4.3.5.2.0$OpenBSD_X86_64 LibreOffice_project/430m0$Build-2</meta:generator>
    <meta:document-statistic meta:table-count="2" meta:image-count="1" meta:object-count="0" meta:page-count="1" meta:paragraph-count="26" meta:word-count="37" meta:character-count="307" meta:non-whitespace-character-count="293"/>
  </office:meta>
</office:document-meta>
</file>